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ruth_5f_table" style:display-name="Truth_table" style:family="table">
      <style:table-properties style:width="17cm" table:align="margins"/>
    </style:style>
    <style:style style:name="Truth_5f_table.A" style:display-name="Truth_table.A" style:family="table-column">
      <style:table-column-properties style:column-width="2.125cm" style:rel-column-width="8191*"/>
    </style:style>
    <style:style style:name="Truth_5f_table.A1" style:display-name="Truth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ruth_5f_table.H1" style:display-name="Truth_table.H1" style:family="table-cell">
      <style:table-cell-properties fo:padding="0.097cm" fo:border="0.05pt solid #000000"/>
    </style:style>
    <style:style style:name="Truth_5f_table.A2" style:display-name="Truth_table.A2" style:family="table-cell">
      <style:table-cell-properties fo:padding="0.097cm" fo:border-left="0.05pt solid #000000" fo:border-right="none" fo:border-top="none" fo:border-bottom="0.05pt solid #000000"/>
    </style:style>
    <style:style style:name="Truth_5f_table.H2" style:display-name="Truth_table.H2" style:family="table-cell">
      <style:table-cell-properties fo:padding="0.097cm" fo:border-left="0.05pt solid #000000" fo:border-right="0.05pt solid #000000" fo:border-top="none" fo:border-bottom="0.05pt solid #000000"/>
    </style:style>
    <style:style style:name="Truth_5f_table.G25" style:display-name="Truth_table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89c8a" officeooo:paragraph-rsid="00089c8a"/>
    </style:style>
    <style:style style:name="P2" style:family="paragraph" style:parent-style-name="Standard">
      <style:text-properties fo:font-weight="bold" officeooo:rsid="0007f9da" officeooo:paragraph-rsid="0007f9da" style:font-weight-asian="bold" style:font-weight-complex="bold"/>
    </style:style>
    <style:style style:name="P3" style:family="paragraph" style:parent-style-name="Table_20_Contents">
      <style:text-properties officeooo:rsid="00073e55" officeooo:paragraph-rsid="00073e55"/>
    </style:style>
    <style:style style:name="P4" style:family="paragraph" style:parent-style-name="Table_20_Contents">
      <style:text-properties fo:font-size="16pt" fo:font-weight="bold" officeooo:rsid="00073e55" officeooo:paragraph-rsid="00073e55" style:font-size-asian="16pt" style:font-weight-asian="bold" style:font-size-complex="16pt" style:font-weight-complex="bold"/>
    </style:style>
    <style:style style:name="P5" style:family="paragraph" style:parent-style-name="Table_20_Contents">
      <style:text-properties officeooo:rsid="000a476e" officeooo:paragraph-rsid="000a476e"/>
    </style:style>
    <style:style style:name="P6" style:family="paragraph" style:parent-style-name="Table_20_Contents">
      <style:text-properties officeooo:rsid="000c289d" officeooo:paragraph-rsid="000c289d"/>
    </style:style>
    <style:style style:name="P7" style:family="paragraph" style:parent-style-name="Table_20_Contents">
      <style:text-properties officeooo:rsid="000c9a67" officeooo:paragraph-rsid="000c9a67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73e55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73e55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9c8a"/>
    </style:style>
    <style:style style:name="T7" style:family="text">
      <style:text-properties officeooo:rsid="000a476e"/>
    </style:style>
    <style:style style:name="T8" style:family="text">
      <style:text-properties officeooo:rsid="000c9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ruth_table" table:style-name="Truth_5f_table">
        <table:table-column table:style-name="Truth_5f_table.A" table:number-columns-repeated="8"/>
        <table:table-row>
          <table:table-cell table:style-name="Truth_5f_table.A1" office:value-type="string">
            <text:p text:style-name="P4"><text:s text:c="2"/>a<text:span text:style-name="T6">1</text:span></text:p>
          </table:table-cell>
          <table:table-cell table:style-name="Truth_5f_table.A1" office:value-type="string">
            <text:p text:style-name="P4"><text:s text:c="5"/><text:span text:style-name="T6">a</text:span>0</text:p>
          </table:table-cell>
          <table:table-cell table:style-name="Truth_5f_table.A1" office:value-type="string">
            <text:p text:style-name="P4"><text:s text:c="6"/><text:span text:style-name="T6">b</text:span>1</text:p>
          </table:table-cell>
          <table:table-cell table:style-name="Truth_5f_table.A1" office:value-type="string">
            <text:p text:style-name="P4"><text:s text:c="4"/>b<text:span text:style-name="T6">0</text:span></text:p>
          </table:table-cell>
          <table:table-cell table:style-name="Truth_5f_table.A1" office:value-type="string">
            <text:p text:style-name="P4"><text:s text:c="3"/>Cin <text:s/></text:p>
          </table:table-cell>
          <table:table-cell table:style-name="Truth_5f_table.A1" office:value-type="string">
            <text:p text:style-name="P4"><text:s text:c="5"/>s<text:span text:style-name="T6">1</text:span></text:p>
          </table:table-cell>
          <table:table-cell table:style-name="Truth_5f_table.A1" office:value-type="string">
            <text:p text:style-name="P4"><text:s text:c="3"/>s<text:span text:style-name="T6">0</text:span></text:p>
          </table:table-cell>
          <table:table-cell table:style-name="Truth_5f_table.H1" office:value-type="string">
            <text:p text:style-name="P4"><text:s text:c="2"/>cout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0</text:p>
          </table:table-cell>
          <table:table-cell table:style-name="Truth_5f_table.A2" office:value-type="string">
            <text:p text:style-name="P3"><text:span text:style-name="T7">1</text:span>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5">0</text:p>
          </table:table-cell>
          <table:table-cell table:style-name="Truth_5f_table.H2" office:value-type="string">
            <text:p text:style-name="P5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5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5">1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5">1</text:p>
          </table:table-cell>
        </table:table-row>
        <table:table-row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5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5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6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6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6">1</text:p>
          </table:table-cell>
          <table:table-cell table:style-name="Truth_5f_table.G25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1</text:p>
          </table:table-cell>
          <table:table-cell table:style-name="Truth_5f_table.A2" office:value-type="string">
            <text:p text:style-name="P6">1</text:p>
          </table:table-cell>
          <table:table-cell table:style-name="Truth_5f_table.H2" office:value-type="string">
            <text:p text:style-name="P3">0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6">1</text:p>
          </table:table-cell>
          <table:table-cell table:style-name="Truth_5f_table.H2" office:value-type="string">
            <text:p text:style-name="P6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7">0</text:p>
          </table:table-cell>
          <table:table-cell table:style-name="Truth_5f_table.A2" office:value-type="string">
            <text:p text:style-name="P7">1</text:p>
          </table:table-cell>
          <table:table-cell table:style-name="Truth_5f_table.H2" office:value-type="string">
            <text:p text:style-name="P7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7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7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0</text:p>
          </table:table-cell>
          <table:table-cell table:style-name="Truth_5f_table.A2" office:value-type="string">
            <text:p text:style-name="P7">1</text:p>
          </table:table-cell>
          <table:table-cell table:style-name="Truth_5f_table.A2" office:value-type="string">
            <text:p text:style-name="P3">0</text:p>
          </table:table-cell>
          <table:table-cell table:style-name="Truth_5f_table.H2" office:value-type="string">
            <text:p text:style-name="P7">1</text:p>
          </table:table-cell>
        </table:table-row>
        <table:table-row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3">1</text:p>
          </table:table-cell>
          <table:table-cell table:style-name="Truth_5f_table.A2" office:value-type="string">
            <text:p text:style-name="P7">1</text:p>
          </table:table-cell>
          <table:table-cell table:style-name="Truth_5f_table.A2" office:value-type="string">
            <text:p text:style-name="P7">1</text:p>
          </table:table-cell>
          <table:table-cell table:style-name="Truth_5f_table.H2" office:value-type="string">
            <text:p text:style-name="P7">1</text:p>
          </table:table-cell>
        </table:table-row>
      </table:table>
      <text:p text:style-name="Standard"><text:s text:c="30"/><text:span text:style-name="T5"><text:s text:c="4"/></text:span><text:span text:style-name="T3"><text:s/></text:span><text:span text:style-name="T4">Truth Table of 2bit full adder</text:span></text:p>
      <text:p text:style-name="Standard"><text:span text:style-name="T2"/></text:p>
      <text:p text:style-name="Standard"><text:span text:style-name="T2"/></text:p>
      <text:p text:style-name="P2"><text:soft-page-break/><text:span text:style-name="T2">B</text:span><text:span text:style-name="T1">OOLEAN EXPRESSION:</text:span></text:p>
      <text:p text:style-name="P1"><text:span text:style-name="T1"/></text:p>
      <text:p text:style-name="P1"><text:span text:style-name="T1">So= ao ^ bo ^ cin</text:span></text:p>
      <text:p text:style-name="P1"><text:span text:style-name="T1">C1 = cin(bo +ao) + ao*bo</text:span></text:p>
      <text:p text:style-name="P1"><text:span text:style-name="T1"/></text:p>
      <text:p text:style-name="P1"><text:span text:style-name="T1">s1= b1 ^ a1 ^ C1;</text:span></text:p>
      <text:p text:style-name="P1"><text:span text:style-name="T1">cout= C1(b1 +a1) + a1*b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31:34.667235338</meta:creation-date>
    <dc:date>2019-09-30T14:53:16.191918367</dc:date>
    <meta:editing-duration>PT4M46S</meta:editing-duration>
    <meta:editing-cycles>1</meta:editing-cycles>
    <meta:document-statistic meta:table-count="1" meta:image-count="0" meta:object-count="0" meta:page-count="2" meta:paragraph-count="270" meta:word-count="295" meta:character-count="473" meta:non-whitespace-character-count="381"/>
    <meta:generator>LibreOffice/6.0.7.3$Linux_X86_64 LibreOffice_project/00m0$Build-3</meta:generator>
  </office:meta>
</office:document-meta>
</file>